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Hit@1</text:p>
          </table:table-cell>
          <table:table-cell office:value-type="string" calcext:value-type="string">
            <text:p>Hit@5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242647058823529" calcext:value-type="float">
            <text:p>0.242647058823529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110294117647059" calcext:value-type="float">
            <text:p>0.110294117647059</text:p>
          </table:table-cell>
          <table:table-cell office:value-type="float" office:value="0.477941176470588" calcext:value-type="float">
            <text:p>0.47794117647058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279411764705882" calcext:value-type="float">
            <text:p>0.279411764705882</text:p>
          </table:table-cell>
          <table:table-cell office:value-type="float" office:value="0.779411764705882" calcext:value-type="float">
            <text:p>0.77941176470588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41176470588235" calcext:value-type="float">
            <text:p>0.0441176470588235</text:p>
          </table:table-cell>
          <table:table-cell office:value-type="float" office:value="0.147058823529412" calcext:value-type="float">
            <text:p>0.14705882352941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0955882352941176" calcext:value-type="float">
            <text:p>0.0955882352941176</text:p>
          </table:table-cell>
          <table:table-cell office:value-type="float" office:value="0.264705882352941" calcext:value-type="float">
            <text:p>0.264705882352941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227941176470588" calcext:value-type="float">
            <text:p>0.227941176470588</text:p>
          </table:table-cell>
          <table:table-cell office:value-type="float" office:value="0.779411764705882" calcext:value-type="float">
            <text:p>0.77941176470588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169117647058824" calcext:value-type="float">
            <text:p>0.169117647058824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0441176470588235" calcext:value-type="float">
            <text:p>0.0441176470588235</text:p>
          </table:table-cell>
          <table:table-cell office:value-type="float" office:value="0.161764705882353" calcext:value-type="float">
            <text:p>0.161764705882353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0.257352941176471" calcext:value-type="float">
            <text:p>0.257352941176471</text:p>
          </table:table-cell>
          <table:table-cell office:value-type="float" office:value="0.772058823529412" calcext:value-type="float">
            <text:p>0.77205882352941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0588235294118" calcext:value-type="float">
            <text:p>0.0220588235294118</text:p>
          </table:table-cell>
          <table:table-cell office:value-type="float" office:value="0.183823529411765" calcext:value-type="float">
            <text:p>0.183823529411765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654411764705882" calcext:value-type="float">
            <text:p>0.65441176470588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198529411764706" calcext:value-type="float">
            <text:p>0.198529411764706</text:p>
          </table:table-cell>
          <table:table-cell office:value-type="float" office:value="0.742647058823529" calcext:value-type="float">
            <text:p>0.742647058823529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61764705882353" calcext:value-type="float">
            <text:p>0.0661764705882353</text:p>
          </table:table-cell>
          <table:table-cell office:value-type="float" office:value="0.205882352941176" calcext:value-type="float">
            <text:p>0.205882352941176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191176470588235" calcext:value-type="float">
            <text:p>0.191176470588235</text:p>
          </table:table-cell>
          <table:table-cell office:value-type="float" office:value="0.654411764705882" calcext:value-type="float">
            <text:p>0.654411764705882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330882352941176" calcext:value-type="float">
            <text:p>0.330882352941176</text:p>
          </table:table-cell>
          <table:table-cell office:value-type="float" office:value="0.786764705882353" calcext:value-type="float">
            <text:p>0.786764705882353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0588235294118" calcext:value-type="float">
            <text:p>0.0220588235294118</text:p>
          </table:table-cell>
          <table:table-cell office:value-type="float" office:value="0.110294117647059" calcext:value-type="float">
            <text:p>0.110294117647059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110294117647059" calcext:value-type="float">
            <text:p>0.110294117647059</text:p>
          </table:table-cell>
          <table:table-cell office:value-type="float" office:value="0.522058823529412" calcext:value-type="float">
            <text:p>0.522058823529412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183823529411765" calcext:value-type="float">
            <text:p>0.183823529411765</text:p>
          </table:table-cell>
          <table:table-cell office:value-type="float" office:value="0.720588235294118" calcext:value-type="float">
            <text:p>0.720588235294118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0.191176470588235" calcext:value-type="float">
            <text:p>0.191176470588235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0735294117647059" calcext:value-type="float">
            <text:p>0.073529411764705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0.213235294117647" calcext:value-type="float">
            <text:p>0.213235294117647</text:p>
          </table:table-cell>
          <table:table-cell office:value-type="float" office:value="0.705882352941177" calcext:value-type="float">
            <text:p>0.705882352941177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272058823529412" calcext:value-type="float">
            <text:p>0.272058823529412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286764705882353" calcext:value-type="float">
            <text:p>0.286764705882353</text:p>
          </table:table-cell>
          <table:table-cell office:value-type="float" office:value="0.735294117647059" calcext:value-type="float">
            <text:p>0.735294117647059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301470588235294" calcext:value-type="float">
            <text:p>0.30147058823529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242647058823529" calcext:value-type="float">
            <text:p>0.242647058823529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110294117647059" calcext:value-type="float">
            <text:p>0.110294117647059</text:p>
          </table:table-cell>
          <table:table-cell office:value-type="float" office:value="0.477941176470588" calcext:value-type="float">
            <text:p>0.477941176470588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757352941176471" calcext:value-type="float">
            <text:p>0.757352941176471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41176470588235" calcext:value-type="float">
            <text:p>0.0441176470588235</text:p>
          </table:table-cell>
          <table:table-cell office:value-type="float" office:value="0.147058823529412" calcext:value-type="float">
            <text:p>0.14705882352941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0955882352941176" calcext:value-type="float">
            <text:p>0.0955882352941176</text:p>
          </table:table-cell>
          <table:table-cell office:value-type="float" office:value="0.264705882352941" calcext:value-type="float">
            <text:p>0.264705882352941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227941176470588" calcext:value-type="float">
            <text:p>0.227941176470588</text:p>
          </table:table-cell>
          <table:table-cell office:value-type="float" office:value="0.779411764705882" calcext:value-type="float">
            <text:p>0.77941176470588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169117647058824" calcext:value-type="float">
            <text:p>0.169117647058824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0441176470588235" calcext:value-type="float">
            <text:p>0.0441176470588235</text:p>
          </table:table-cell>
          <table:table-cell office:value-type="float" office:value="0.161764705882353" calcext:value-type="float">
            <text:p>0.161764705882353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0.242647058823529" calcext:value-type="float">
            <text:p>0.24264705882352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0588235294118" calcext:value-type="float">
            <text:p>0.0220588235294118</text:p>
          </table:table-cell>
          <table:table-cell office:value-type="float" office:value="0.183823529411765" calcext:value-type="float">
            <text:p>0.183823529411765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213235294117647" calcext:value-type="float">
            <text:p>0.213235294117647</text:p>
          </table:table-cell>
          <table:table-cell office:value-type="float" office:value="0.617647058823529" calcext:value-type="float">
            <text:p>0.617647058823529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198529411764706" calcext:value-type="float">
            <text:p>0.198529411764706</text:p>
          </table:table-cell>
          <table:table-cell office:value-type="float" office:value="0.742647058823529" calcext:value-type="float">
            <text:p>0.742647058823529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205882352941176" calcext:value-type="float">
            <text:p>0.205882352941176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698529411764706" calcext:value-type="float">
            <text:p>0.698529411764706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257352941176471" calcext:value-type="float">
            <text:p>0.257352941176471</text:p>
          </table:table-cell>
          <table:table-cell office:value-type="float" office:value="0.772058823529412" calcext:value-type="float">
            <text:p>0.772058823529412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183823529411765" calcext:value-type="float">
            <text:p>0.183823529411765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139705882352941" calcext:value-type="float">
            <text:p>0.139705882352941</text:p>
          </table:table-cell>
          <table:table-cell office:value-type="float" office:value="0.558823529411765" calcext:value-type="float">
            <text:p>0.558823529411765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691176470588235" calcext:value-type="float">
            <text:p>0.691176470588235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227941176470588" calcext:value-type="float">
            <text:p>0.227941176470588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102941176470588" calcext:value-type="float">
            <text:p>0.102941176470588</text:p>
          </table:table-cell>
          <table:table-cell office:value-type="float" office:value="0.257352941176471" calcext:value-type="float">
            <text:p>0.257352941176471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0.301470588235294" calcext:value-type="float">
            <text:p>0.301470588235294</text:p>
          </table:table-cell>
          <table:table-cell office:value-type="float" office:value="0.713235294117647" calcext:value-type="float">
            <text:p>0.713235294117647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14705882352941" calcext:value-type="float">
            <text:p>0.0514705882352941</text:p>
          </table:table-cell>
          <table:table-cell office:value-type="float" office:value="0.198529411764706" calcext:value-type="float">
            <text:p>0.198529411764706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191176470588235" calcext:value-type="float">
            <text:p>0.191176470588235</text:p>
          </table:table-cell>
          <table:table-cell office:value-type="float" office:value="0.720588235294118" calcext:value-type="float">
            <text:p>0.720588235294118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786764705882353" calcext:value-type="float">
            <text:p>0.786764705882353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242647058823529" calcext:value-type="float">
            <text:p>0.242647058823529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0955882352941176" calcext:value-type="float">
            <text:p>0.0955882352941176</text:p>
          </table:table-cell>
          <table:table-cell office:value-type="float" office:value="0.463235294117647" calcext:value-type="float">
            <text:p>0.463235294117647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757352941176471" calcext:value-type="float">
            <text:p>0.757352941176471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41176470588235" calcext:value-type="float">
            <text:p>0.0441176470588235</text:p>
          </table:table-cell>
          <table:table-cell office:value-type="float" office:value="0.147058823529412" calcext:value-type="float">
            <text:p>0.14705882352941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0955882352941176" calcext:value-type="float">
            <text:p>0.0955882352941176</text:p>
          </table:table-cell>
          <table:table-cell office:value-type="float" office:value="0.264705882352941" calcext:value-type="float">
            <text:p>0.264705882352941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227941176470588" calcext:value-type="float">
            <text:p>0.227941176470588</text:p>
          </table:table-cell>
          <table:table-cell office:value-type="float" office:value="0.779411764705882" calcext:value-type="float">
            <text:p>0.779411764705882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67647058823529" calcext:value-type="float">
            <text:p>0.0367647058823529</text:p>
          </table:table-cell>
          <table:table-cell office:value-type="float" office:value="0.169117647058824" calcext:value-type="float">
            <text:p>0.169117647058824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0441176470588235" calcext:value-type="float">
            <text:p>0.0441176470588235</text:p>
          </table:table-cell>
          <table:table-cell office:value-type="float" office:value="0.161764705882353" calcext:value-type="float">
            <text:p>0.161764705882353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0.242647058823529" calcext:value-type="float">
            <text:p>0.24264705882352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0588235294118" calcext:value-type="float">
            <text:p>0.0220588235294118</text:p>
          </table:table-cell>
          <table:table-cell office:value-type="float" office:value="0.183823529411765" calcext:value-type="float">
            <text:p>0.183823529411765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213235294117647" calcext:value-type="float">
            <text:p>0.213235294117647</text:p>
          </table:table-cell>
          <table:table-cell office:value-type="float" office:value="0.617647058823529" calcext:value-type="float">
            <text:p>0.617647058823529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183823529411765" calcext:value-type="float">
            <text:p>0.183823529411765</text:p>
          </table:table-cell>
          <table:table-cell office:value-type="float" office:value="0.757352941176471" calcext:value-type="float">
            <text:p>0.757352941176471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0.132352941176471" calcext:value-type="float">
            <text:p>0.132352941176471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610294117647059" calcext:value-type="float">
            <text:p>0.610294117647059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279411764705882" calcext:value-type="float">
            <text:p>0.279411764705882</text:p>
          </table:table-cell>
          <table:table-cell office:value-type="float" office:value="0.764705882352941" calcext:value-type="float">
            <text:p>0.764705882352941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41176470588235" calcext:value-type="float">
            <text:p>0.0441176470588235</text:p>
          </table:table-cell>
          <table:table-cell office:value-type="float" office:value="0.220588235294118" calcext:value-type="float">
            <text:p>0.220588235294118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132352941176471" calcext:value-type="float">
            <text:p>0.132352941176471</text:p>
          </table:table-cell>
          <table:table-cell office:value-type="float" office:value="0.558823529411765" calcext:value-type="float">
            <text:p>0.558823529411765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691176470588235" calcext:value-type="float">
            <text:p>0.691176470588235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0588235294118" calcext:value-type="float">
            <text:p>0.0220588235294118</text:p>
          </table:table-cell>
          <table:table-cell office:value-type="float" office:value="0.205882352941176" calcext:value-type="float">
            <text:p>0.205882352941176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0514705882352941" calcext:value-type="float">
            <text:p>0.0514705882352941</text:p>
          </table:table-cell>
          <table:table-cell office:value-type="float" office:value="0.198529411764706" calcext:value-type="float">
            <text:p>0.198529411764706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713235294117647" calcext:value-type="float">
            <text:p>0.713235294117647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41176470588235" calcext:value-type="float">
            <text:p>0.0441176470588235</text:p>
          </table:table-cell>
          <table:table-cell office:value-type="float" office:value="0.154411764705882" calcext:value-type="float">
            <text:p>0.154411764705882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330882352941176" calcext:value-type="float">
            <text:p>0.330882352941176</text:p>
          </table:table-cell>
          <table:table-cell office:value-type="float" office:value="0.691176470588235" calcext:value-type="float">
            <text:p>0.691176470588235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79411764705882" calcext:value-type="float">
            <text:p>0.279411764705882</text:p>
          </table:table-cell>
          <table:table-cell office:value-type="float" office:value="0.794117647058824" calcext:value-type="float">
            <text:p>0.794117647058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38" meta:object-count="0"/>
    <meta:generator>LibreOffice/7.6.5.2$Linux_X86_64 LibreOffice_project/60$Build-2</meta:generator>
  </office:meta>
</office:document-meta>
</file>